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5" style:family="paragraph" style:parent-style-name="Heading_20_3">
      <style:paragraph-properties fo:break-before="auto" fo:text-indent="0cm" fo:line-height="100%" fo:margin-left="0cm" style:writing-mode="lr-tb">
        <style:tab-stops>
          <style:tab-stop style:type="left" style:leader-style="none" style:position="1.905cm"/>
          <style:tab-stop style:type="right" style:leader-style="none" style:position="16.002cm"/>
        </style:tab-stops>
      </style:paragraph-properties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7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9" style:family="paragraph" style:parent-style-name="Heading_20_3">
      <style:paragraph-properties fo:break-before="auto" fo:text-indent="0cm" fo:line-height="100%" fo:margin-left="0cm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size="11pt" style:font-size-asian="11pt" style:font-size-complex="11pt" fo:font-weight="bold" style:font-weight-asian="bold" style:font-weight-complex="bold"/>
    </style:style>
    <style:style style:name="T39_9" style:family="text">
      <style:text-properties fo:font-size="11pt" style:font-size-asian="11pt" style:font-size-complex="11pt" fo:font-weight="bold" style:font-weight-asian="bold" style:font-weight-complex="bold"/>
    </style:style>
    <style:style style:name="T39_10" style:family="text">
      <style:text-properties fo:font-size="11pt" style:font-size-asian="11pt" style:font-size-complex="11pt" fo:font-weight="bold" style:font-weight-asian="bold" style:font-weight-complex="bold"/>
    </style:style>
    <style:style style:name="T39_11" style:family="text">
      <style:text-properties fo:font-size="11pt" style:font-size-asian="11pt" style:font-size-complex="11pt" fo:font-weight="bold" style:font-weight-asian="bold" style:font-weight-complex="bold"/>
    </style:style>
    <style:style style:name="P4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4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4" style:family="paragraph" style:parent-style-name="Standard">
      <style:paragraph-properties fo:break-before="auto" fo:text-indent="0cm" fo:line-height="100%" fo:margin-left="0cm" style:writing-mode="lr-tb">
        <style:tab-stops>
          <style:tab-stop style:type="center" style:leader-style="none" style:position="8.001cm"/>
        </style:tab-stops>
      </style:paragraph-properties>
    </style:style>
    <style:style style:name="P45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PENINSULA</text:span><text:span text:style-name="T1_2"><text:s/></text:span><text:span text:style-name="T1_3">HEALTH</text:span><text:span text:style-name="T1_4"><text:s/></text:span><text:span text:style-name="T1_5">DISTRICT</text:span></text:h>
        </text:list-item>
      </text:list>
      <text:p text:style-name="P2"/>
      <text:p text:style-name="P3"/>
      <text:p text:style-name="P4"><text:span text:style-name="T4_1">Daniel</text:span><text:span text:style-name="T4_2"><text:s/></text:span><text:span text:style-name="T4_3">C</text:span><text:span text:style-name="T4_4">.<text:s/></text:span><text:span text:style-name="T4_5">Warren</text:span><text:span text:style-name="T4_6">,<text:s/></text:span><text:span text:style-name="T4_7">M</text:span><text:span text:style-name="T4_8">.</text:span><text:span text:style-name="T4_9">D</text:span><text:span text:style-name="T4_10">.,<text:s/></text:span><text:span text:style-name="T4_11">M</text:span><text:span text:style-name="T4_12">.</text:span><text:span text:style-name="T4_13">P</text:span><text:span text:style-name="T4_14">.</text:span><text:span text:style-name="T4_15">H</text:span><text:span text:style-name="T4_16">.<text:tab/>(757)<text:s/>594-7305</text:span></text:p>
      <text:p text:style-name="P5"><text:span text:style-name="T5_1">District</text:span><text:span text:style-name="T5_2"><text:s/></text:span><text:span text:style-name="T5_3">Director</text:span></text:p>
      <text:p text:style-name="P6"/>
      <text:p text:style-name="P7"><text:span text:style-name="T7_1">Betsy</text:span><text:span text:style-name="T7_2"><text:s/></text:span><text:span text:style-name="T7_3">Peterson</text:span></text:p>
      <text:p text:style-name="P8"><text:span text:style-name="T8_1">Executive</text:span><text:span text:style-name="T8_2"><text:s/></text:span><text:span text:style-name="T8_3">Secretary</text:span><text:span text:style-name="T8_4"><text:s/></text:span><text:span text:style-name="T8_5">Senior</text:span><text:span text:style-name="T8_6"><text:tab/>(757)<text:s/>594-7305</text:span></text:p>
      <text:p text:style-name="P9"/>
      <text:p text:style-name="P10"><text:span text:style-name="T10_1">Bernard</text:span><text:span text:style-name="T10_2"><text:s/></text:span><text:span text:style-name="T10_3">L</text:span><text:span text:style-name="T10_4">.<text:s/></text:span><text:span text:style-name="T10_5">Gore</text:span><text:span text:style-name="T10_6">,<text:s/></text:span><text:span text:style-name="T10_7">Jr</text:span><text:span text:style-name="T10_8">.,<text:s/></text:span><text:span text:style-name="T10_9">MA</text:span><text:span text:style-name="T10_10">,<text:s/></text:span><text:span text:style-name="T10_11">MHA</text:span><text:span text:style-name="T10_12"><text:s/></text:span></text:p>
      <text:p text:style-name="P11"><text:span text:style-name="T11_1">Administrator</text:span><text:span text:style-name="T11_2"><text:tab/>(757)<text:s/>594-7305</text:span></text:p>
      <text:p text:style-name="P12"/>
      <text:p text:style-name="P13"><text:span text:style-name="T13_1">Larry</text:span><text:span text:style-name="T13_2"><text:s/></text:span><text:span text:style-name="T13_3">Nycum</text:span></text:p>
      <text:p text:style-name="P14"><text:span text:style-name="T14_1">Environmental</text:span><text:span text:style-name="T14_2"><text:s/></text:span><text:span text:style-name="T14_3">Health</text:span><text:span text:style-name="T14_4"><text:s/></text:span><text:span text:style-name="T14_5">Manager</text:span><text:span text:style-name="T14_6"><text:tab/>(757)<text:s/>594-7340</text:span></text:p>
      <text:p text:style-name="P15"/>
      <text:p text:style-name="P16"><text:span text:style-name="T16_1">Donna</text:span><text:span text:style-name="T16_2"><text:s/></text:span><text:span text:style-name="T16_3">Gregory</text:span><text:span text:style-name="T16_4">,<text:s/></text:span><text:span text:style-name="T16_5">RN</text:span><text:span text:style-name="T16_6">,<text:s/></text:span><text:span text:style-name="T16_7">BS</text:span><text:span text:style-name="T16_8">,<text:s/></text:span><text:span text:style-name="T16_9">MSN</text:span></text:p>
      <text:p text:style-name="P17"><text:span text:style-name="T17_1">Nurse</text:span><text:span text:style-name="T17_2"><text:s/></text:span><text:span text:style-name="T17_3">Manager</text:span><text:span text:style-name="T17_4"><text:tab/>(757)<text:s/>594-7306</text:span></text:p>
      <text:p text:style-name="P18"/>
      <text:p text:style-name="P19"/>
      <text:p text:style-name="P20"><text:span text:style-name="T20_1">Peninsula</text:span><text:span text:style-name="T20_2"><text:s/></text:span><text:span text:style-name="T20_3">Health</text:span><text:span text:style-name="T20_4"><text:s/></text:span><text:span text:style-name="T20_5">District</text:span></text:p>
      <text:p text:style-name="P21"><text:span text:style-name="T21_1">(</text:span><text:span text:style-name="T21_2">Newport</text:span><text:span text:style-name="T21_3"><text:s/></text:span><text:span text:style-name="T21_4">News</text:span><text:span text:style-name="T21_5">,<text:s/></text:span><text:span text:style-name="T21_6">Poquoson</text:span><text:span text:style-name="T21_7">,<text:s/></text:span><text:span text:style-name="T21_8">Williamsburg</text:span><text:span text:style-name="T21_9">,</text:span></text:p>
      <text:p text:style-name="P22"><text:span text:style-name="T22_1">James</text:span><text:span text:style-name="T22_2"><text:s/></text:span><text:span text:style-name="T22_3">City</text:span><text:span text:style-name="T22_4"><text:s/></text:span><text:span text:style-name="T22_5">County</text:span><text:span text:style-name="T22_6">,<text:s/></text:span><text:span text:style-name="T22_7">York</text:span><text:span text:style-name="T22_8"><text:s/></text:span><text:span text:style-name="T22_9">County</text:span><text:span text:style-name="T22_10">)</text:span></text:p>
      <text:p text:style-name="P23"><text:span text:style-name="T23_1"><text:tab/></text:span><text:span text:style-name="T23_2">COST</text:span><text:span text:style-name="T23_3"><text:s/></text:span><text:span text:style-name="T23_4">CODE</text:span><text:span text:style-name="T23_5">:<text:s text:c="2"/>034</text:span></text:p>
      <text:p text:style-name="P24"><text:span text:style-name="T24_1">(</text:span><text:span text:style-name="T24_2">Headquarters</text:span><text:span text:style-name="T24_3"><text:s/></text:span><text:span text:style-name="T24_4">Office</text:span><text:span text:style-name="T24_5">)<text:tab/></text:span><text:span text:style-name="T24_6">FIPS</text:span><text:span text:style-name="T24_7"><text:s/></text:span><text:span text:style-name="T24_8">CODE</text:span><text:span text:style-name="T24_9">:<text:s text:c="2"/>700</text:span></text:p>
      <text:p text:style-name="P25"><text:span text:style-name="T25_1">416<text:s/></text:span><text:span text:style-name="T25_2">J</text:span><text:span text:style-name="T25_3">.<text:s/></text:span><text:span text:style-name="T25_4">Clyde</text:span><text:span text:style-name="T25_5"><text:s/></text:span><text:span text:style-name="T25_6">Morris</text:span><text:span text:style-name="T25_7"><text:s/></text:span><text:span text:style-name="T25_8">Boulevard</text:span><text:span text:style-name="T25_9"><text:tab/></text:span><text:span text:style-name="T25_10">SITE</text:span><text:span text:style-name="T25_11"><text:s/></text:span><text:span text:style-name="T25_12">CODE</text:span><text:span text:style-name="T25_13">:<text:s text:c="2"/>1</text:span></text:p>
      <text:p text:style-name="P26"><text:span text:style-name="T26_1"><text:tab/></text:span><text:span text:style-name="T26_2">Newport</text:span><text:span text:style-name="T26_3"><text:s/></text:span><text:span text:style-name="T26_4">News</text:span><text:span text:style-name="T26_5">,<text:s/></text:span><text:span text:style-name="T26_6">VA</text:span><text:span text:style-name="T26_7"><text:s/>23601<text:tab/>(757)<text:s/>594-7300</text:span></text:p>
      <text:p text:style-name="P27"><text:span text:style-name="T27_1"><text:tab/></text:span><text:span text:style-name="T27_2">FAX</text:span><text:span text:style-name="T27_3"><text:s/>(757)<text:s/>594-7714</text:span></text:p>
      <text:p text:style-name="P28"><text:span text:style-name="T28_1"><text:tab/></text:span><text:span text:style-name="T28_2">BRANCHES</text:span><text:span text:style-name="T28_3">:</text:span></text:p>
      <text:p text:style-name="P29"/>
      <text:p text:style-name="P30"><text:span text:style-name="T30_1">East</text:span><text:span text:style-name="T30_2"><text:s/></text:span><text:span text:style-name="T30_3">End</text:span><text:span text:style-name="T30_4"><text:s/></text:span><text:span text:style-name="T30_5">Health</text:span><text:span text:style-name="T30_6"><text:s/></text:span><text:span text:style-name="T30_7">Facility</text:span><text:span text:style-name="T30_8"><text:tab/></text:span><text:span text:style-name="T30_9">FIPS</text:span><text:span text:style-name="T30_10"><text:s/></text:span><text:span text:style-name="T30_11">CODE</text:span><text:span text:style-name="T30_12">:<text:s text:c="2"/>700</text:span></text:p>
      <text:p text:style-name="P31"><text:span text:style-name="T31_1">1033<text:s/>-<text:s/>28</text:span><text:span text:style-name="T31_2">th</text:span><text:span text:style-name="T31_3"><text:s/></text:span><text:span text:style-name="T31_4">Street</text:span><text:span text:style-name="T31_5"><text:s/><text:tab/></text:span><text:span text:style-name="T31_6">SITE</text:span><text:span text:style-name="T31_7"><text:s/></text:span><text:span text:style-name="T31_8">CODE</text:span><text:span text:style-name="T31_9">:<text:s text:c="2"/>2</text:span></text:p>
      <text:p text:style-name="P32"><text:span text:style-name="T32_1">Newport</text:span><text:span text:style-name="T32_2"><text:s/></text:span><text:span text:style-name="T32_3">News</text:span><text:span text:style-name="T32_4">,<text:s/></text:span><text:span text:style-name="T32_5">VA</text:span><text:span text:style-name="T32_6"><text:s/>23607<text:tab/>757)<text:s/>247-2170</text:span></text:p>
      <text:p text:style-name="P33"><text:span text:style-name="T33_1"><text:tab/></text:span><text:span text:style-name="T33_2">FAX</text:span><text:span text:style-name="T33_3"><text:s/>(757)<text:s/>247-2291</text:span></text:p>
      <text:p text:style-name="P34"/>
      <text:h text:style-name="P35" text:outline-level="10"><text:span text:style-name="T35_1"><text:s text:c="13"/>710<text:s/></text:span><text:span text:style-name="T35_2">Denbigh</text:span><text:span text:style-name="T35_3"><text:s/></text:span><text:span text:style-name="T35_4">Boulevard</text:span><text:span text:style-name="T35_5"><text:s/>(</text:span><text:span text:style-name="T35_6">WIC</text:span><text:span text:style-name="T35_7"><text:s/></text:span><text:span text:style-name="T35_8">ONLY</text:span><text:span text:style-name="T35_9">)<text:tab/></text:span><text:span text:style-name="T35_10">IPS</text:span><text:span text:style-name="T35_11"><text:s/></text:span><text:span text:style-name="T35_12">CODE</text:span><text:span text:style-name="T35_13">:<text:s/>700</text:span></text:h>
      <text:p text:style-name="P36"><text:span text:style-name="T36_1">Suite</text:span><text:span text:style-name="T36_2"><text:s/>2-</text:span><text:span text:style-name="T36_3">D</text:span><text:span text:style-name="T36_4"><text:tab/>(757)<text:s/>886-2810</text:span></text:p>
      <text:h text:style-name="P37" text:outline-level="10"><text:span text:style-name="T37_1"><text:s text:c="15"/></text:span><text:span text:style-name="T37_2">Newport</text:span><text:span text:style-name="T37_3"><text:s/></text:span><text:span text:style-name="T37_4">New</text:span><text:span text:style-name="T37_5">,<text:s/></text:span><text:span text:style-name="T37_6">VA</text:span><text:span text:style-name="T37_7"><text:s/>23602<text:tab/>(757)<text:s/>886-7522</text:span></text:h>
      <text:p text:style-name="P38"/>
      <text:h text:style-name="P39" text:outline-level="10"><text:span text:style-name="T39_1"><text:s text:c="14"/></text:span><text:span text:style-name="T39_2">Williamsburg</text:span><text:span text:style-name="T39_3"><text:s/></text:span><text:span text:style-name="T39_4">Area</text:span><text:span text:style-name="T39_5"><text:s/></text:span><text:span text:style-name="T39_6">Office</text:span><text:span text:style-name="T39_7"><text:tab/><text:tab/><text:tab/><text:tab/><text:tab/><text:tab/></text:span><text:span text:style-name="T39_8">FIPS</text:span><text:span text:style-name="T39_9"><text:s/></text:span><text:span text:style-name="T39_10">CODE</text:span><text:span text:style-name="T39_11">:<text:s text:c="2"/>830</text:span></text:h>
      <text:p text:style-name="P40"><text:span text:style-name="T40_1">(</text:span><text:span text:style-name="T40_2">Environmental</text:span><text:span text:style-name="T40_3">,<text:s/></text:span><text:span text:style-name="T40_4">Vital</text:span><text:span text:style-name="T40_5"><text:s/></text:span><text:span text:style-name="T40_6">Stats</text:span><text:span text:style-name="T40_7">,<text:s/></text:span><text:span text:style-name="T40_8">WIC</text:span><text:span text:style-name="T40_9">)<text:tab/>(757)<text:s/>253-4813</text:span></text:p>
      <text:p text:style-name="P41"><text:span text:style-name="T41_1">1126<text:s/></text:span><text:span text:style-name="T41_2">Professional</text:span><text:span text:style-name="T41_3"><text:s/></text:span><text:span text:style-name="T41_4">Drive</text:span><text:span text:style-name="T41_5"><text:tab/></text:span><text:span text:style-name="T41_6">FAX</text:span><text:span text:style-name="T41_7"><text:s/>(757)<text:s/>253-4743</text:span></text:p>
      <text:p text:style-name="P42"><text:span text:style-name="T42_1"><text:tab/></text:span><text:span text:style-name="T42_2">Williamsburg</text:span><text:span text:style-name="T42_3">,<text:s/></text:span><text:span text:style-name="T42_4">VA</text:span><text:span text:style-name="T42_5"><text:s/>23185<text:tab/></text:span></text:p>
      <text:p text:style-name="P43"/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